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2B3BE00039C1452CA3C2B.wmf" manifest:media-type=""/>
  <manifest:file-entry manifest:full-path="Pictures/2000000B0007B35A0005A0D844DDD2C3.wmf" manifest:media-type=""/>
  <manifest:file-entry manifest:full-path="Pictures/200000090005E54300034F99882B994F.wmf" manifest:media-type=""/>
  <manifest:file-entry manifest:full-path="Pictures/200000090002ED1A00020A24312FB2DA.wmf" manifest:media-type=""/>
  <manifest:file-entry manifest:full-path="Pictures/2000000B000AEFBA0007F2317AC58396.wmf" manifest:media-type=""/>
  <manifest:file-entry manifest:full-path="Pictures/2000000A0007B35A0005A0D8CB06D54F.wmf" manifest:media-type=""/>
  <manifest:file-entry manifest:full-path="Pictures/200000090002ED1A00020A24AC602ACA.wmf" manifest:media-type=""/>
  <manifest:file-entry manifest:full-path="Pictures/20000009000619250003C26CFD708971.wmf" manifest:media-type=""/>
  <manifest:file-entry manifest:full-path="Pictures/2000000B000AEFBA0007F231AEC037EC.wmf" manifest:media-type=""/>
  <manifest:file-entry manifest:full-path="Pictures/2000000A0004FA22000354F9E9CC272B.wmf" manifest:media-type=""/>
  <manifest:file-entry manifest:full-path="Pictures/200000090007B35A0005A0D8D1FDF7DD.wmf" manifest:media-type=""/>
  <manifest:file-entry manifest:full-path="Pictures/2000000A0004FA22000354F95AE398B1.wmf" manifest:media-type=""/>
  <manifest:file-entry manifest:full-path="Pictures/200000090007B35A0005A0D8EB386FE6.wmf" manifest:media-type=""/>
  <manifest:file-entry manifest:full-path="Pictures/2000000B00057520000310A8602D4F4E.wmf" manifest:media-type=""/>
  <manifest:file-entry manifest:full-path="Pictures/2000000A0004FA22000354F9F481C8BA.wmf" manifest:media-type=""/>
  <manifest:file-entry manifest:full-path="Pictures/200000090007B35A0005A0D87EB962DD.wmf" manifest:media-type=""/>
  <manifest:file-entry manifest:full-path="Pictures/20000009000487350004DEBF2E8A2DFB.wmf" manifest:media-type=""/>
  <manifest:file-entry manifest:full-path="Pictures/2000000A000AEFBA0007F2313732F03B.wmf" manifest:media-type=""/>
  <manifest:file-entry manifest:full-path="Pictures/200000090007B35A0005A0D8A27AA5DD.wmf" manifest:media-type=""/>
  <manifest:file-entry manifest:full-path="Pictures/2000000A000619250003C26C769AF04E.wmf" manifest:media-type=""/>
  <manifest:file-entry manifest:full-path="Pictures/20000009000AEFBA0007F231D3764165.wmf" manifest:media-type=""/>
  <manifest:file-entry manifest:full-path="Pictures/200000090007B35A0005A0D89284D4EE.wmf" manifest:media-type=""/>
  <manifest:file-entry manifest:full-path="Pictures/200000090002ED1A00020A242CDEAD0D.wmf" manifest:media-type=""/>
  <manifest:file-entry manifest:full-path="Pictures/2000000A0007B35A0005A0D835A3E3A5.wmf" manifest:media-type=""/>
  <manifest:file-entry manifest:full-path="Pictures/2000000A00026F5200028271AACDE7AD.wmf" manifest:media-type=""/>
  <manifest:file-entry manifest:full-path="Pictures/200000090007B35A0005A0D8A4549A00.wmf" manifest:media-type=""/>
  <manifest:file-entry manifest:full-path="Pictures/2000000B000AEFBA0007F23188AA46E2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Übung 3</text:span></text:p>
      <text:p text:style-name="Standard"><text:span text:style-name="T1">Teilnehmer: Rolf Hemmerling</text:span></text:p>
      <text:p text:style-name="P1"/>
      <text:p text:style-name="Standard"><text:span text:style-name="T1">wie viele Flaschen werden in 8 h etikettiert ?</text:span></text:p>
      <text:p text:style-name="Standard"><text:span text:style-name="T1">wie groß sind die Durchlaufzeiten (°????????????)</text:span></text:p>
      <text:p text:style-name="P1"/>
      <text:p text:style-name="Standard"><text:span text:style-name="T1">x</text:span></text:p>
      <text:p text:style-name="Standard"><text:span text:style-name="T1">Layout:</text:span></text:p>
      <text:p text:style-name="Standard"><text:span text:style-name="T1">x</text:span></text:p>
      <text:p text:style-name="Standard"><text:soft-page-break/><draw:frame draw:style-name="fr1" text:anchor-type="as-char" svg:width="26.545cm" svg:height="19.286cm" draw:z-index="0"><draw:image xlink:href="Pictures/2000000B000AEFBA0007F231AEC037EC.wmf" xlink:type="simple" xlink:show="embed" xlink:actuate="onLoad"/></draw:frame></text:p>
      <text:p text:style-name="Standard"><text:span text:style-name="T1">x</text:span></text:p>
      <text:p text:style-name="Standard"><text:span text:style-name="T1">Quelle Parameter</text:span></text:p>
      <text:p text:style-name="Standard"><text:span text:style-name="T1">x</text:span></text:p>
      <text:p text:style-name="Standard"><text:soft-page-break/><draw:frame draw:style-name="fr1" text:anchor-type="as-char" svg:width="18.688cm" svg:height="13.66cm" draw:z-index="1"><draw:image xlink:href="Pictures/2000000B0007B35A0005A0D844DDD2C3.wmf" xlink:type="simple" xlink:show="embed" xlink:actuate="onLoad"/></draw:frame></text:p>
      <text:p text:style-name="Standard"><text:span text:style-name="T1">x</text:span></text:p>
      <text:p text:style-name="Standard"><text:span text:style-name="T1">Simulationslauf: 2 Produkte zu Maschine 5</text:span></text:p>
      <text:p text:style-name="Standard"><text:soft-page-break/><draw:frame draw:style-name="fr1" text:anchor-type="as-char" svg:width="26.545cm" svg:height="19.286cm" draw:z-index="2"><draw:image xlink:href="Pictures/2000000B000AEFBA0007F2317AC58396.wmf" xlink:type="simple" xlink:show="embed" xlink:actuate="onLoad"/></draw:frame></text:p>
      <text:p text:style-name="Standard"><text:span text:style-name="T1">x</text:span></text:p>
      <text:p text:style-name="Standard"><text:span text:style-name="T1">View / Animation / Products</text:span></text:p>
      <text:p text:style-name="Standard"><text:span text:style-name="T1">x</text:span></text:p>
      <text:p text:style-name="Standard"><text:soft-page-break/><draw:frame draw:style-name="fr1" text:anchor-type="as-char" svg:width="13.243cm" svg:height="7.438cm" draw:z-index="3"><draw:image xlink:href="Pictures/2000000B00057520000310A8602D4F4E.wmf" xlink:type="simple" xlink:show="embed" xlink:actuate="onLoad"/></draw:frame></text:p>
      <text:p text:style-name="Standard"><text:span text:style-name="T1">x</text:span></text:p>
      <text:p text:style-name="Standard"><text:span text:style-name="T1">nun mit Flaschen :-)</text:span></text:p>
      <text:p text:style-name="Standard"><text:soft-page-break/><draw:frame draw:style-name="fr1" text:anchor-type="as-char" svg:width="26.545cm" svg:height="19.286cm" draw:z-index="4"><draw:image xlink:href="Pictures/2000000B000AEFBA0007F23188AA46E2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Nun mit Produktverteilung auf beide Maschinen</text:span></text:p>
      <text:p text:style-name="Standard"><text:span text:style-name="T1">x</text:span></text:p>
      <text:p text:style-name="Standard"><text:span text:style-name="T1">Conveyor2</text:span></text:p>
      <text:p text:style-name="Standard"><text:soft-page-break/><draw:frame draw:style-name="fr1" text:anchor-type="as-char" svg:width="19.073cm" svg:height="13.94cm" draw:z-index="5"><draw:image xlink:href="Pictures/2000000A0007B35A0005A0D8CB06D54F.wmf" xlink:type="simple" xlink:show="embed" xlink:actuate="onLoad"/></draw:frame></text:p>
      <text:p text:style-name="Standard"><text:span text:style-name="T1">hier schon mit Trigger-on-entry Anweisung,</text:span></text:p>
      <text:p text:style-name="Standard"><text:span text:style-name="T1">siehe weiter unten!</text:span></text:p>
      <text:p text:style-name="Standard"><text:span text:style-name="T1">x</text:span></text:p>
      <text:p text:style-name="P1"/>
      <text:p text:style-name="Standard"><text:span text:style-name="T1">x</text:span></text:p>
      <text:p text:style-name="Standard"><text:span text:style-name="T1">jetzt erhalten beide Maschinen die richtigen flaschen</text:span></text:p>
      <text:p text:style-name="Standard"><text:soft-page-break/><draw:frame draw:style-name="fr1" text:anchor-type="as-char" svg:width="26.816cm" svg:height="19.484cm" draw:z-index="6"><draw:image xlink:href="Pictures/2000000A000AEFBA0007F2313732F03B.wmf" xlink:type="simple" xlink:show="embed" xlink:actuate="onLoad"/></draw:frame></text:p>
      <text:p text:style-name="Standard"><text:span text:style-name="T1">x</text:span></text:p>
      <text:p text:style-name="Standard"><text:span text:style-name="T1">Förderbänder-Parameter</text:span></text:p>
      <text:p text:style-name="Standard"><text:span text:style-name="T1">Button "Various"</text:span></text:p>
      <text:p text:style-name="Standard"><text:soft-page-break/><draw:frame draw:style-name="fr1" text:anchor-type="as-char" svg:width="12.204cm" svg:height="8.169cm" draw:z-index="7"><draw:image xlink:href="Pictures/2000000A0004FA22000354F9E9CC272B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12.204cm" svg:height="8.169cm" draw:z-index="8"><draw:image xlink:href="Pictures/2000000A0004FA22000354F9F481C8BA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2.204cm" svg:height="8.169cm" draw:z-index="9"><draw:image xlink:href="Pictures/2000000A0004FA22000354F95AE398B1.wmf" xlink:type="simple" xlink:show="embed" xlink:actuate="onLoad"/></draw:frame></text:p>
      <text:p text:style-name="Standard"><text:span text:style-name="T1">x</text:span></text:p>
      <text:p text:style-name="Standard"><text:span text:style-name="T1">Achtung, auf seite 28 des Skripts ist NICHT eine FALSCHE Geschwindigkeit im Screenshot eingetragen ( 0.1 m/s wäre ja richtig </text:span></text:p>
      <text:p text:style-name="Standard"><text:span text:style-name="T1">für alle 3 Förderbänder )</text:span></text:p>
      <text:p text:style-name="Standard"><text:span text:style-name="T1">x</text:span></text:p>
      <text:p text:style-name="Standard"><text:span text:style-name="T1">Maschine5, wo Etikettierrollen gewechselt werden müssen:</text:span></text:p>
      <text:p text:style-name="Standard"><text:soft-page-break/><draw:frame draw:style-name="fr1" text:anchor-type="as-char" svg:width="18.882cm" svg:height="13.801cm" draw:z-index="10"><draw:image xlink:href="Pictures/2000000A0007B35A0005A0D835A3E3A5.wmf" xlink:type="simple" xlink:show="embed" xlink:actuate="onLoad"/></draw:frame></text:p>
      <text:p text:style-name="Standard"><text:span text:style-name="T1">x</text:span></text:p>
      <text:p text:style-name="Standard"><text:span text:style-name="T1">Maschine 6, wo KEINE Etikettierrollen gewechselt werden müssen:</text:span></text:p>
      <text:p text:style-name="Standard"><text:soft-page-break/><draw:frame draw:style-name="fr1" text:anchor-type="as-char" svg:width="19.073cm" svg:height="13.94cm" draw:z-index="11"><draw:image xlink:href="Pictures/200000090007B35A0005A0D8D1FDF7DD.wmf" xlink:type="simple" xlink:show="embed" xlink:actuate="onLoad"/></draw:frame></text:p>
      <text:p text:style-name="Standard"><text:span text:style-name="T1">x</text:span></text:p>
      <text:p text:style-name="Standard"><text:span text:style-name="T1">store History:</text:span></text:p>
      <text:p text:style-name="Standard"><text:soft-page-break/><draw:frame draw:style-name="fr1" text:anchor-type="as-char" svg:width="14.952cm" svg:height="9.218cm" draw:z-index="12"><draw:image xlink:href="Pictures/2000000A000619250003C26C769AF04E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5.971cm" svg:height="6.152cm" draw:z-index="13"><draw:image xlink:href="Pictures/2000000A00026F5200028271AACDE7AD.wmf" xlink:type="simple" xlink:show="embed" xlink:actuate="onLoad"/></draw:frame></text:p>
      <text:p text:style-name="Standard"><text:span text:style-name="T1">x</text:span></text:p>
      <text:p text:style-name="Standard"><text:span text:style-name="T1">Obwohl 8h Simulation, steht hier 8h = 1 Tag ??!! D.h. Taylor geht vom 1-Schicht Betrieb aus!</text:span></text:p>
      <text:p text:style-name="Standard"><text:soft-page-break/><draw:frame draw:style-name="fr1" text:anchor-type="as-char" svg:width="15.104cm" svg:height="9.312cm" draw:z-index="14"><draw:image xlink:href="Pictures/20000009000619250003C26CFD708971.wmf" xlink:type="simple" xlink:show="embed" xlink:actuate="onLoad"/></draw:frame></text:p>
      <text:p text:style-name="Standard"><text:span text:style-name="T1">x</text:span></text:p>
      <text:p text:style-name="Standard"><text:span text:style-name="T1">TLI Interpreter ( Button ), wieviel Flaschen werden in 8h etikettiert ? 2384 Flaschen</text:span></text:p>
      <text:p text:style-name="Standard"><draw:frame draw:style-name="fr1" text:anchor-type="as-char" svg:width="7.248cm" svg:height="5.052cm" draw:z-index="15"><draw:image xlink:href="Pictures/200000090002ED1A00020A24312FB2DA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7.248cm" svg:height="5.052cm" draw:z-index="16"><draw:image xlink:href="Pictures/200000090002ED1A00020A242CDEAD0D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7.248cm" svg:height="5.052cm" draw:z-index="17"><draw:image xlink:href="Pictures/200000090002ED1A00020A24AC602ACA.wmf" xlink:type="simple" xlink:show="embed" xlink:actuate="onLoad"/></draw:frame></text:p>
      <text:p text:style-name="Standard"><text:span text:style-name="T1">x</text:span></text:p>
      <text:p text:style-name="Standard"><text:span text:style-name="T1">Förderband 2, Parameter für Auswertung der Durchlaufzeiten eingetragen</text:span></text:p>
      <text:p text:style-name="Standard"><draw:frame draw:style-name="fr1" text:anchor-type="as-char" svg:width="19.073cm" svg:height="13.94cm" draw:z-index="18"><draw:image xlink:href="Pictures/200000090007B35A0005A0D8A27AA5DD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Settings / Modell:</text:span></text:p>
      <text:p text:style-name="Standard"><text:soft-page-break/><draw:frame draw:style-name="fr1" text:anchor-type="as-char" svg:width="6.692cm" svg:height="8.939cm" draw:z-index="19"><draw:image xlink:href="Pictures/200000090002B3BE00039C1452CA3C2B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9.073cm" svg:height="13.94cm" draw:z-index="20"><draw:image xlink:href="Pictures/200000090007B35A0005A0D8EB386FE6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9.073cm" svg:height="13.94cm" draw:z-index="21"><draw:image xlink:href="Pictures/200000090007B35A0005A0D87EB962DD.wmf" xlink:type="simple" xlink:show="embed" xlink:actuate="onLoad"/></draw:frame></text:p>
      <text:p text:style-name="Standard"><text:span text:style-name="T1">x</text:span></text:p>
      <text:p text:style-name="Standard"><text:span text:style-name="T1">Buffer 7</text:span></text:p>
      <text:p text:style-name="Standard"><text:soft-page-break/><draw:frame draw:style-name="fr1" text:anchor-type="as-char" svg:width="19.073cm" svg:height="13.94cm" draw:z-index="22"><draw:image xlink:href="Pictures/200000090007B35A0005A0D89284D4EE.wmf" xlink:type="simple" xlink:show="embed" xlink:actuate="onLoad"/></draw:frame></text:p>
      <text:p text:style-name="Standard"><text:span text:style-name="T1">x</text:span></text:p>
      <text:p text:style-name="Standard"><text:span text:style-name="T1">Puffer 8:</text:span></text:p>
      <text:p text:style-name="Standard"><text:soft-page-break/><draw:frame draw:style-name="fr1" text:anchor-type="as-char" svg:width="19.073cm" svg:height="13.94cm" draw:z-index="23"><draw:image xlink:href="Pictures/200000090007B35A0005A0D8A4549A00.wmf" xlink:type="simple" xlink:show="embed" xlink:actuate="onLoad"/></draw:frame></text:p>
      <text:p text:style-name="Standard"><text:span text:style-name="T1">x</text:span></text:p>
      <text:p text:style-name="Standard"><text:span text:style-name="T1">Model / Tables <text:s/>( Parameter )</text:span></text:p>
      <text:p text:style-name="Standard"><text:span text:style-name="T1">x</text:span></text:p>
      <text:p text:style-name="Standard"><text:span text:style-name="T1">* <text:s/>Laut Aufgabenstellung zu überprüfendes Ergebnis: 1188 und 1196 Spalten belegt in der Matrix !</text:span></text:p>
      <text:p text:style-name="Standard"><text:soft-page-break/><draw:frame draw:style-name="fr1" text:anchor-type="as-char" svg:width="14.601cm" svg:height="8.2cm" draw:z-index="24"><draw:image xlink:href="Pictures/200000090005E54300034F99882B994F.wmf" xlink:type="simple" xlink:show="embed" xlink:actuate="onLoad"/></draw:frame></text:p>
      <text:p text:style-name="Standard"><text:span text:style-name="T1">x</text:span></text:p>
      <text:p text:style-name="Standard"><text:span text:style-name="T1">Tools / User Defined Graph</text:span></text:p>
      <text:p text:style-name="Standard"><text:span text:style-name="T1">x</text:span></text:p>
      <text:p text:style-name="Standard"><draw:frame draw:style-name="fr1" text:anchor-type="as-char" svg:width="11.215cm" svg:height="12.061cm" draw:z-index="25"><draw:image xlink:href="Pictures/20000009000487350004DEBF2E8A2DFB.wmf" xlink:type="simple" xlink:show="embed" xlink:actuate="onLoad"/></draw:frame></text:p>
      <text:p text:style-name="Standard"><text:span text:style-name="T1">x</text:span></text:p>
      <text:p text:style-name="Standard"><text:span text:style-name="T1">Ergebnis:</text:span></text:p>
      <text:p text:style-name="Standard"><text:soft-page-break/><draw:frame draw:style-name="fr1" text:anchor-type="as-char" svg:width="27.088cm" svg:height="19.681cm" draw:z-index="26"><draw:image xlink:href="Pictures/20000009000AEFBA0007F231D3764165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7" meta:object-count="0" meta:page-count="22" meta:paragraph-count="100" meta:word-count="219" meta:character-count="1240" meta:non-whitespace-character-count="1064"/>
    <meta:generator>LibreOffice/3.6$Windows_x86 LibreOffice_project/e183d5b-f8ccaf6-3804794-95b4be8-895629</meta:generator>
  </office:meta>
</office:document-meta>
</file>